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2cm" fo:min-width="1.65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7.624cm" fo:min-width="5.34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5" style:family="graphic" style:parent-style-name="objectwithoutfill">
      <style:graphic-properties draw:marker-end="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513cm"/>
    </style:style>
    <style:style style:name="gr7" style:family="graphic" style:parent-style-name="objectwithoutfill">
      <style:graphic-properties draw:marker-end="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" style:family="graphic" style:parent-style-name="standard">
      <style:graphic-properties draw:fill="solid" draw:fill-color="#ffffff" draw:opacity="50%" draw:opacity-name="" draw:textarea-horizontal-align="justify" draw:textarea-vertical-align="middle" draw:auto-grow-height="false" fo:min-height="4.068cm" fo:min-width="2.8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559cm" fo:min-width="2.194cm"/>
    </style:style>
    <style:style style:name="gr14" style:family="graphic" style:parent-style-name="standard">
      <style:graphic-properties draw:marker-end="Arrow" draw:textarea-vertical-align="middle"/>
    </style:style>
    <style:style style:name="gr15" style:family="graphic" style:parent-style-name="standard">
      <style:graphic-properties draw:marker-end="Rounded_20_large_20_Arrow" draw:textarea-vertical-align="middle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739cm" fo:min-width="1.567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147cm" fo:min-width="2.802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559cm" fo:min-width="1.656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766cm" fo:min-width="4.707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1.02cm" fo:min-width="2.04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ffffff" draw:opacity="50%"/>
      <style:paragraph-properties fo:text-align="center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-color="#ffffff"/>
      <style:paragraph-properties fo:text-align="center"/>
      <style:text-properties fo:font-size="12pt" style:font-size-asian="10pt" style:font-size-complex="10pt"/>
    </style:style>
    <style:style style:name="P11" style:family="paragraph">
      <loext:graphic-properties draw:fill-color="#ffffff"/>
      <style:paragraph-properties fo:text-align="center"/>
      <style:text-properties fo:font-size="12pt"/>
    </style:style>
    <style:style style:name="P1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995cm" svg:height="0.725cm" svg:x="2.27cm" svg:y="3.032cm">
          <draw:text-box>
            <text:p><text:span text:style-name="T1">Custom-yaml</text:span></text:p>
          </draw:text-box>
        </draw:frame>
        <draw:custom-shape draw:style-name="gr2" draw:text-style-name="P3" xml:id="id4" draw:id="id4" draw:layer="layout" svg:width="2.159cm" svg:height="1.27cm" svg:x="6.588cm" svg:y="3.032cm">
          <text:p text:style-name="P2"><text:span text:style-name="T2">Dep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159cm" svg:height="1.27cm" svg:x="9.763cm" svg:y="3.032cm">
          <text:p text:style-name="P2"><text:span text:style-name="T2">Rub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2.159cm" svg:height="1.27cm" svg:x="12.684cm" svg:y="3.032cm">
          <text:p text:style-name="P2"><text:span text:style-name="T2">Gem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7.874cm" svg:x="14.335cm" svg:y="5.44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4.445cm" svg:height="1.28cm" svg:x="14.716cm" svg:y="5.826cm">
          <draw:text-box>
            <text:p><text:span text:style-name="T2">Stati</text:span><text:span text:style-name="T2">cs/S</text:span><text:span text:style-name="T2">amp</text:span><text:span text:style-name="T2">les</text:span></text:p>
            <text:p><text:span text:style-name="T1"/></text:p>
          </draw:text-box>
        </draw:frame>
        <draw:line draw:style-name="gr5" draw:text-style-name="P5" draw:layer="layout" svg:x1="14.335cm" svg:y1="6.715cm" svg:x2="20.177cm" svg:y2="6.715cm">
          <text:p/>
        </draw:line>
        <draw:line draw:style-name="gr5" draw:text-style-name="P5" draw:layer="layout" svg:x1="14.335cm" svg:y1="8.747cm" svg:x2="20.177cm" svg:y2="8.747cm">
          <text:p/>
        </draw:line>
        <draw:line draw:style-name="gr5" draw:text-style-name="P5" draw:layer="layout" svg:x1="14.335cm" svg:y1="7.731cm" svg:x2="16.621cm" svg:y2="7.731cm">
          <text:p/>
        </draw:line>
        <draw:frame draw:style-name="gr6" draw:text-style-name="P5" draw:layer="layout" svg:width="1.632cm" svg:height="0.763cm" svg:x="14.624cm" svg:y="8.007cm">
          <draw:text-box>
            <text:p text:style-name="P2"><text:span text:style-name="T1">Gems</text:span></text:p>
          </draw:text-box>
        </draw:frame>
        <draw:line draw:style-name="gr7" draw:text-style-name="P5" draw:layer="layout" svg:x1="16.621cm" svg:y1="7.731cm" svg:x2="16.621cm" svg:y2="8.747cm">
          <text:p/>
        </draw:line>
        <draw:frame draw:style-name="gr1" draw:text-style-name="P6" draw:layer="layout" svg:width="1.662cm" svg:height="0.806cm" svg:x="17.372cm" svg:y="7.306cm">
          <draw:text-box>
            <text:p><text:span text:style-name="T2">Ruby</text:span></text:p>
          </draw:text-box>
        </draw:frame>
        <draw:frame draw:style-name="gr8" draw:text-style-name="P6" draw:layer="layout" svg:width="1.778cm" svg:height="1.397cm" svg:x="16.621cm" svg:y="9.128cm">
          <draw:text-box>
            <text:p><text:span text:style-name="T2">Deps</text:span></text:p>
          </draw:text-box>
        </draw:frame>
        <draw:line draw:style-name="gr5" draw:text-style-name="P5" draw:layer="layout" svg:x1="14.335cm" svg:y1="10.144cm" svg:x2="20.177cm" svg:y2="10.144cm">
          <text:p/>
        </draw:line>
        <draw:frame draw:style-name="gr9" draw:text-style-name="P6" draw:layer="layout" svg:width="2.667cm" svg:height="1.361cm" svg:x="16.113cm" svg:y="10.398cm">
          <draw:text-box>
            <text:p><text:span text:style-name="T2">launcher</text:span></text:p>
          </draw:text-box>
        </draw:frame>
        <draw:frame draw:style-name="gr10" draw:text-style-name="P7" draw:layer="layout" svg:width="2.949cm" svg:height="0.962cm" svg:x="15.196cm" svg:y="11.849cm">
          <draw:text-box>
            <text:p>libshoes</text:p>
          </draw:text-box>
        </draw:frame>
        <draw:frame draw:style-name="gr1" draw:text-style-name="P7" draw:layer="layout" svg:width="3.22cm" svg:height="0.962cm" svg:x="16.068cm" svg:y="4.429cm">
          <draw:text-box>
            <text:p>TGT_DIR</text:p>
          </draw:text-box>
        </draw:frame>
        <draw:custom-shape draw:style-name="gr11" draw:text-style-name="P8" xml:id="id3" draw:id="id3" draw:layer="layout" svg:width="3.302cm" svg:height="4.318cm" svg:x="1.635cm" svg:y="6.0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4.335cm" svg:y1="11.414cm" svg:x2="20.177cm" svg:y2="11.414cm">
          <text:p/>
        </draw:line>
        <draw:frame draw:style-name="gr1" draw:text-style-name="P7" draw:layer="layout" svg:width="2.826cm" svg:height="0.962cm" svg:x="2.016cm" svg:y="5.191cm">
          <draw:text-box>
            <text:p>Shoes3 </text:p>
          </draw:text-box>
        </draw:frame>
        <draw:frame draw:style-name="gr4" draw:text-style-name="P1" draw:layer="layout" svg:width="4.445cm" svg:height="1.835cm" svg:x="1.635cm" svg:y="6.461cm">
          <draw:text-box>
            <text:p><text:span text:style-name="T2">statics</text:span></text:p>
            <text:p><text:span text:style-name="T2">samples</text:span></text:p>
            <text:p><text:span text:style-name="T1"/></text:p>
          </draw:text-box>
        </draw:frame>
        <draw:frame draw:style-name="gr12" draw:text-style-name="P7" draw:layer="layout" svg:width="3.08cm" svg:height="1.338cm" svg:x="1.535cm" svg:y="7.683cm">
          <draw:text-box>
            <text:p><text:span text:style-name="T2">Rake</text:span> files</text:p>
          </draw:text-box>
        </draw:frame>
        <draw:frame draw:style-name="gr1" draw:text-style-name="P1" xml:id="id7" draw:id="id7" draw:layer="layout" svg:width="2.788cm" svg:height="0.725cm" svg:x="1.895cm" svg:y="9.509cm">
          <draw:text-box>
            <text:p><text:span text:style-name="T1">C, objC files</text:span></text:p>
          </draw:text-box>
        </draw:frame>
        <draw:custom-shape draw:style-name="gr13" draw:text-style-name="P10" xml:id="id2" draw:id="id2" draw:layer="layout" svg:width="3.81cm" svg:height="1.143cm" svg:x="7.223cm" svg:y="5.699cm">
          <text:p text:style-name="P9"><text:span text:style-name="T3">:setup:&lt;target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5.265cm" svg:y1="3.394cm" svg:x2="7.223cm" svg:y2="6.271cm" draw:start-shape="id1" draw:end-shape="id2" draw:end-glue-point="6" svg:d="M5265 3394h979v2877h979" svg:viewBox="0 0 1959 2878">
          <text:p/>
        </draw:connector>
        <draw:connector draw:style-name="gr14" draw:text-style-name="P2" draw:layer="layout" svg:x1="4.937cm" svg:y1="8.239cm" svg:x2="7.223cm" svg:y2="6.27cm" draw:start-shape="id3" draw:end-shape="id2" svg:d="M4937 8239h1143v-1969h1143" svg:viewBox="0 0 2287 1970">
          <text:p/>
        </draw:connector>
        <draw:connector draw:style-name="gr14" draw:text-style-name="P2" draw:layer="layout" svg:x1="7.667cm" svg:y1="4.302cm" svg:x2="7.781cm" svg:y2="5.866cm" draw:start-shape="id4" draw:start-glue-point="2" draw:end-shape="id2" draw:end-glue-point="5" svg:d="M7667 4302v698h114v866" svg:viewBox="0 0 115 1565">
          <text:p/>
        </draw:connector>
        <draw:connector draw:style-name="gr14" draw:text-style-name="P2" draw:layer="layout" svg:x1="10.842cm" svg:y1="4.302cm" svg:x2="9.128cm" svg:y2="5.699cm" draw:start-shape="id5" draw:start-glue-point="2" draw:end-shape="id2" svg:d="M10842 4302v698h-1714v699" svg:viewBox="0 0 1715 1398">
          <text:p/>
        </draw:connector>
        <draw:connector draw:style-name="gr14" draw:text-style-name="P2" draw:layer="layout" draw:line-skew="0.191cm" svg:x1="13.763cm" svg:y1="4.302cm" svg:x2="10.475cm" svg:y2="5.866cm" draw:start-shape="id6" draw:start-glue-point="2" draw:end-shape="id2" draw:end-glue-point="11" svg:d="M13763 4302v889h-3288v675" svg:viewBox="0 0 3289 1565">
          <text:p/>
        </draw:connector>
        <draw:connector draw:style-name="gr15" draw:text-style-name="P2" draw:layer="layout" svg:x1="11.033cm" svg:y1="6.271cm" svg:x2="13.966cm" svg:y2="8.574cm" draw:start-shape="id2" draw:start-glue-point="10" svg:d="M11033 6271h1718v2303h1215" svg:viewBox="0 0 2934 2304">
          <text:p/>
        </draw:connector>
        <draw:custom-shape draw:style-name="gr16" draw:text-style-name="P11" xml:id="id8" draw:id="id8" draw:layer="layout" svg:width="2.921cm" svg:height="1.397cm" svg:x="6.207cm" svg:y="9.763cm">
          <text:p text:style-name="P9">(build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9" draw:id="id9" draw:layer="layout" svg:width="3.302cm" svg:height="1.397cm" svg:x="9.128cm" svg:y="11.668cm">
          <text:p text:style-name="P2"><text:span text:style-name="T1">Compiler(s)</text:span>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4.683cm" svg:y1="9.871cm" svg:x2="6.207cm" svg:y2="10.462cm" draw:start-shape="id7" draw:start-glue-point="1" draw:end-shape="id8" draw:end-glue-point="6" svg:d="M4683 9871h761v591h763" svg:viewBox="0 0 1525 592">
          <text:p/>
        </draw:connector>
        <draw:connector draw:style-name="gr14" draw:text-style-name="P2" draw:layer="layout" svg:x1="7.668cm" svg:y1="11.16cm" svg:x2="9.128cm" svg:y2="12.366cm" draw:start-shape="id8" draw:start-glue-point="8" draw:end-shape="id9" draw:end-glue-point="3" svg:d="M7668 11160v1206h1460" svg:viewBox="0 0 1461 1207">
          <text:p/>
        </draw:connector>
        <draw:line draw:style-name="gr18" draw:text-style-name="P5" draw:layer="layout" svg:x1="12.43cm" svg:y1="12.303cm" svg:x2="14.462cm" svg:y2="12.303cm">
          <text:p/>
        </draw:line>
        <draw:line draw:style-name="gr18" draw:text-style-name="P5" draw:layer="layout" svg:x1="9.128cm" svg:y1="10.525cm" svg:x2="14.462cm" svg:y2="10.779cm">
          <text:p/>
        </draw:line>
        <draw:custom-shape draw:style-name="gr19" draw:text-style-name="P4" draw:layer="layout" svg:width="3.048cm" svg:height="1.143cm" svg:x="9.128cm" svg:y="14.208cm">
          <text:p text:style-name="P2"><text:span text:style-name="T1">pack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6.875cm" svg:y1="13.446cm" svg:x2="16.875cm" svg:y2="14.843cm">
          <text:p/>
        </draw:line>
        <draw:line draw:style-name="gr18" draw:text-style-name="P5" draw:layer="layout" svg:x1="16.875cm" svg:y1="14.843cm" svg:x2="12.303cm" svg:y2="14.843cm">
          <text:p/>
        </draw:line>
        <draw:custom-shape draw:style-name="gr20" draw:text-style-name="P4" draw:layer="layout" svg:width="5.207cm" svg:height="1.016cm" svg:x="2.27cm" svg:y="16.367cm">
          <text:p text:style-name="P13"><text:span text:style-name="T1">Shoes-3.3.7-gtk3-32.exe</text:span>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7.731cm" svg:y1="9.763cm" svg:x2="12.684cm" svg:y2="8.62cm">
          <text:p/>
        </draw:line>
        <draw:frame draw:style-name="gr1" draw:text-style-name="P14" draw:layer="layout" svg:width="2.022cm" svg:height="0.645cm" svg:x="9.003cm" svg:y="8.62cm">
          <draw:text-box>
            <text:p><text:span text:style-name="T4">First build</text:span></text:p>
          </draw:text-box>
        </draw:frame>
        <draw:frame draw:style-name="gr1" draw:text-style-name="P7" draw:layer="layout" svg:width="7.195cm" svg:height="0.962cm" svg:x="7.521cm" svg:y="1.562cm">
          <draw:text-box>
            <text:p>Build Process Overview</text:p>
          </draw:text-box>
        </draw:frame>
        <draw:custom-shape draw:style-name="gr21" draw:text-style-name="P5" draw:layer="layout" svg:width="2.54cm" svg:height="1.27cm" svg:x="9.255cm" svg:y="16.367cm">
          <text:p text:style-name="P2"><text:span text:style-name="T2">nsis</text:span>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10.652cm" svg:y1="15.351cm" svg:x2="10.652cm" svg:y2="16.42cm">
          <text:p/>
        </draw:line>
        <draw:line draw:style-name="gr18" draw:text-style-name="P5" draw:layer="layout" svg:x1="9.255cm" svg:y1="16.621cm" svg:x2="7.35cm" svg:y2="16.7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9.626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23:48:13.971466279</meta:creation-date>
    <dc:date>2018-09-21T17:53:08.426314747</dc:date>
    <meta:editing-duration>P3DT16H52M39S</meta:editing-duration>
    <meta:editing-cycles>5</meta:editing-cycles>
    <meta:generator>LibreOffice/5.1.6.2$Linux_X86_64 LibreOffice_project/10m0$Build-2</meta:generator>
    <meta:document-statistic meta:object-count="46"/>
  </office:meta>
</office:document-meta>
</file>